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CE000001C3483425B4.png" manifest:media-type="image/png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ff0000" draw:marker-end="Arrow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3333ff" draw:marker-end="Arrow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3333ff" draw:marker-start="Arrow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ff0000" draw:marker-start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2.221cm"/>
    </style:style>
    <style:style style:name="gr16" style:family="graphic" style:parent-style-name="standard">
      <style:graphic-properties draw:stroke="none" svg:stroke-color="#000000" draw:fill="none" draw:fill-color="#ffffff" fo:min-height="1.666cm"/>
    </style:style>
    <style:style style:name="gr17" style:family="graphic" style:parent-style-name="standard">
      <style:graphic-properties draw:stroke="none" svg:stroke-color="#000000" draw:fill="none" draw:fill-color="#ffffff" fo:min-height="1.966cm"/>
    </style:style>
    <style:style style:name="gr18" style:family="graphic" style:parent-style-name="standard">
      <style:graphic-properties draw:stroke="none" svg:stroke-color="#000000" draw:fill="none" draw:fill-color="#ffffff" fo:min-height="0.556cm"/>
    </style:style>
    <style:style style:name="gr19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502cm" svg:y="0.317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6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5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  <draw:line draw:style-name="gr9" draw:text-style-name="P1" draw:layer="layout" svg:x1="5.4cm" svg:y1="4.9cm" svg:x2="5.9cm" svg:y2="4.1cm">
          <text:p/>
        </draw:line>
        <draw:line draw:style-name="gr10" draw:text-style-name="P1" draw:layer="layout" svg:x1="6.3cm" svg:y1="3.225cm" svg:x2="5.8cm" svg:y2="4.1cm">
          <text:p/>
        </draw:line>
      </draw:page>
      <draw:page draw:name="page2" draw:style-name="dp1" draw:master-page-name="默认">
        <draw:frame draw:style-name="gr1" draw:text-style-name="P1" draw:layer="layout" svg:width="18.786cm" svg:height="8.699cm" svg:x="1.125cm" svg:y="1.007cm">
          <draw:image xlink:href="Pictures/10000000000003CE000001C3483425B4.png" xlink:type="simple" xlink:show="embed" xlink:actuate="onLoad">
            <text:p/>
          </draw:image>
        </draw:frame>
        <draw:path draw:style-name="gr11" draw:text-style-name="P1" draw:layer="layout" svg:width="4.024cm" svg:height="1.912cm" draw:transform="skewX (0.00872664625997165) rotate (-0.0989601685880788) translate (8.90000000753299cm 2.89999993031788cm)" svg:viewBox="0 0 4025 1913" svg:d="M0 0c2914 0 4025 1913 4025 1913">
          <text:p/>
        </draw:path>
        <draw:path draw:style-name="gr12" draw:text-style-name="P1" draw:layer="layout" svg:width="3.816cm" svg:height="1.994cm" draw:transform="skewX (-0.0111701072127637) rotate (3.03285864119055) translate (8.9cm 7.8cm)" svg:viewBox="0 0 3817 1995" svg:d="M0 0c2764 0 3817 1995 3817 1995">
          <text:p/>
        </draw:path>
        <draw:path draw:style-name="gr13" draw:text-style-name="P1" draw:layer="layout" svg:width="3.605cm" svg:height="1.91cm" draw:transform="skewX (0.0143116998663535) rotate (0.110479341651241) translate (5.11647725408892cm 3.29752385760364cm)" svg:viewBox="0 0 3606 1911" svg:d="M3606 0c-2611 0-3606 1911-3606 1911">
          <text:p/>
        </draw:path>
        <draw:path draw:style-name="gr14" draw:text-style-name="P1" draw:layer="layout" svg:width="3.71cm" svg:height="1.912cm" draw:transform="skewX (0.00785398163397447) rotate (-3.03460397044254) translate (12.8893501998958cm 7.40376829307548cm)" svg:viewBox="0 0 3711 1913" svg:d="M3711 0c-2687 1-3711 1913-3711 1913">
          <text:p/>
        </draw:path>
        <draw:frame draw:style-name="gr15" draw:text-style-name="P6" draw:layer="layout" svg:width="3.4cm" svg:height="2.471cm" svg:x="15.8cm" svg:y="5.1cm">
          <draw:text-box>
            <text:p><text:span text:style-name="T3">Δ</text:span><text:span text:style-name="T4">t</text:span></text:p>
            <text:p><text:span text:style-name="T5">Arrival time with respect to rf signal</text:span></text:p>
          </draw:text-box>
        </draw:frame>
        <draw:frame draw:style-name="gr16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7" draw:text-style-name="P6" draw:layer="layout" svg:width="2.7cm" svg:height="2.216cm" svg:x="3.7cm" svg:y="5.5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6" draw:text-style-name="P6" draw:layer="layout" svg:width="4.9cm" svg:height="1.916cm" svg:x="12.6cm" svg:y="5.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8" draw:text-style-name="P6" draw:layer="layout" svg:width="4.9cm" svg:height="0.806cm" svg:x="7.6cm" svg:y="1.984cm">
          <draw:text-box>
            <text:p><text:span text:style-name="T5">Higher energy</text:span></text:p>
          </draw:text-box>
        </draw:frame>
        <draw:frame draw:style-name="gr16" draw:text-style-name="P6" draw:layer="layout" svg:width="4.9cm" svg:height="1.916cm" svg:x="7.7cm" svg:y="7.9cm">
          <draw:text-box>
            <text:p><text:span text:style-name="T5">Lower energy</text:span></text:p>
          </draw:text-box>
        </draw:frame>
        <draw:frame draw:style-name="gr19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6-11-04T19:02:36.583000000</dc:date>
    <meta:editing-duration>PT11M36S</meta:editing-duration>
    <meta:editing-cycles>3</meta:editing-cycles>
    <meta:generator>LibreOffice/4.4.4.3$Windows_x86 LibreOffice_project/2c39ebcf046445232b798108aa8a7e7d89552ea8</meta:generator>
    <meta:document-statistic meta:object-count="24"/>
  </office:meta>
</office:document-meta>
</file>